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 SmCn" svg:font-family="'Noto Sans Devanagari SmCn'" style:font-family-generic="system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co4" style:family="table-column">
      <style:table-column-properties fo:break-before="auto" style:column-width="8.888cm"/>
    </style:style>
    <style:style style:name="co5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2.258cm"/>
    </style:style>
    <style:style style:name="ro1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5.18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616cm" fo:break-before="auto" style:use-optimal-row-height="true"/>
    </style:style>
    <style:style style:name="ro6" style:family="table-row">
      <style:table-row-properties style:row-height="1.221cm" fo:break-before="auto" style:use-optimal-row-height="true"/>
    </style:style>
    <style:style style:name="ro7" style:family="table-row">
      <style:table-row-properties style:row-height="0.82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1.369cm" fo:break-before="auto" style:use-optimal-row-height="fals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 style:vertical-align="top"/>
      <style:text-properties style:font-name="Carlito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size-complex="11pt"/>
    </style:style>
    <style:style style:name="ce14" style:family="table-cell" style:parent-style-name="Default">
      <style:table-cell-properties fo:background-color="#ff860d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wrap-option="wrap" style:vertical-align="top"/>
      <style:text-properties fo:color="#b2b2b2" style:text-line-through-style="solid" style:text-line-through-type="single" style:font-name="Carlito" fo:font-size="11pt" fo:font-weight="normal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wrap-option="wrap" style:vertical-align="top"/>
      <style:text-properties fo:color="#b2b2b2" style:text-line-through-style="none" style:text-line-through-type="none" style:font-name="Carlito" fo:font-size="11pt" fo:font-weight="normal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rlito" fo:font-size="11pt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/>
    </style:style>
    <style:style style:name="T3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hlerliste" table:style-name="ta1">
        <table:table-column table:style-name="co3" table:number-columns-repeated="4" table:default-cell-style-name="ce8"/>
        <table:table-column table:style-name="co6" table:default-cell-style-name="ce8"/>
        <table:table-column table:style-name="co7" table:number-columns-repeated="59" table:default-cell-style-name="ce8"/>
        <table:table-column table:style-name="co7" table:number-columns-repeated="960" table:default-cell-style-name="Default"/>
        <table:table-row table:style-name="ro2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/etc/sudoers.d/life</text:p>
          </table:table-cell>
          <table:table-cell table:style-name="ce7" office:value-type="string" calcext:value-type="string" table:number-columns-spanned="3" table:number-rows-spanned="1">
            <text:p>student ALL=(ALL) NOPASSWD:SETENV: /bin/ip</text:p>
            <text:p>student ALL=(ALL) NOPASSWD:SETENV: /usr/bin/calamares</text:p>
            <text:p>student ALL=(ALL) NOPASSWD:SETENV: /home/student/.life/applications/life-exam/server/server.py</text:p>
            <text:p>student ALL=(ALL) NOPASSWD:SETENV: /home/student/.life/applications/life-exam/client/client.py</text:p>
            <text:p>student ALL=(ALL) NOPASSWD:SETENV: /home/student/.life/applications/life-builder/usbcreator/usbcreator.py</text:p>
            <text:p>student ALL=(ALL) NOPASSWD:SETENV: /home/student/.life/applications/life-builder/main.py</text:p>
            <text:p>student ALL=(ALL) NOPASSWD:SETENV: /home/student/.life/applications/sambamount/sambamount.py</text:p>
            <text:p/>
            <text:p>student ALL=(ALL) NOPASSWD:SETENV: /home/student/.life/applications/life-helperscripts/restore-desktop-config-root.sh</text:p>
            <text:p># in EXAM Mode, student can manually stop the EXAM</text:p>
            <text:p>student ALL=(ALL) NOPASSWD:SETENV: /home/student/.life/applications/life-exam/DATA/EXAMCONFIG/lockdown/stopexam.sh</text:p>
            <text:p/>
            <text:p>student ALL=(ALL) NOPASSWD:SETENV: /usr/bin/twistd3</text:p>
          </table:table-cell>
          <table:covered-table-cell table:number-columns-repeated="2" table:style-name="ce4"/>
          <table:table-cell table:number-columns-repeated="1020"/>
        </table:table-row>
        <table:table-row table:style-name="ro4">
          <table:table-cell table:style-name="ce4" office:value-type="string" calcext:value-type="string">
            <text:p>etc environment</text:p>
          </table:table-cell>
          <table:table-cell table:style-name="ce7" office:value-type="string" calcext:value-type="string" table:number-columns-spanned="3" table:number-rows-spanned="1">
            <text:p>PYTHONPATH=".:/home/student/.life/applications/life-exam"</text:p>
          </table:table-cell>
          <table:covered-table-cell table:number-columns-repeated="2" table:style-name="ce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14" office:value-type="string" calcext:value-type="string">
            <text:p>Kritisch</text:p>
          </table:table-cell>
          <table:table-cell table:style-name="ce20" office:value-type="string" calcext:value-type="string">
            <text:p>Warning</text:p>
          </table:table-cell>
          <table:table-cell table:style-name="ce24" office:value-type="string" calcext:value-type="string">
            <text:p>Zum Überdenken / fehlend</text:p>
          </table:table-cell>
          <table:table-cell table:style-name="ce24" office:value-type="string" calcext:value-type="string">
            <text:p>Frage</text:p>
          </table:table-cell>
          <table:table-cell table:style-name="Default"/>
          <table:table-cell table:style-name="ce25" table:number-columns-repeated="59"/>
          <table:table-cell table:style-name="ce27" table:number-columns-repeated="960"/>
        </table:table-row>
        <table:table-row table:style-name="ro4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5">
          <table:table-cell office:value-type="string" calcext:value-type="string">
            <text:p>Client: Server holt Abgabe, Client nicht in Exam Mode DANN keine Umschalten des Desktops</text:p>
          </table:table-cell>
          <table:table-cell office:value-type="string" calcext:value-type="string">
            <text:p>Server: Nach Abgabe holen, falschen Ordner geöffnet</text:p>
          </table:table-cell>
          <table:table-cell office:value-type="string" calcext:value-type="string">
            <text:p>Schüler haben während des Exams Zugriff auf eigene Partitionen</text:p>
          </table:table-cell>
          <table:table-cell office:value-type="string" calcext:value-type="string">
            <text:p>neue mounts sollten nicht erlaubt sein.. sollen wir ein „umount“ bei exam start machen um eventuelle eingebundene partitionen rauszuhauen ?</text:p>
          </table:table-cell>
          <table:table-cell table:style-name="Default"/>
          <table:table-cell table:number-columns-repeated="1019"/>
        </table:table-row>
        <table:table-row table:style-name="ro6">
          <table:table-cell office:value-type="string" calcext:value-type="string">
            <text:p>Server: Exam starten mehrfach anklickbar &gt; Problem mit Config der unlocked Version wird überschrieben</text:p>
          </table:table-cell>
          <table:table-cell office:value-type="string" calcext:value-type="string">
            <text:p>Server: Log File on GUI, Heartbeats ausnehmen</text:p>
          </table:table-cell>
          <table:table-cell office:value-type="string" calcext:value-type="string">
            <text:p>Access Point aktivieren (root Rechte?)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table:style-name="Default"/>
          <table:table-cell office:value-type="string" calcext:value-type="string">
            <text:p>Server: OverlayIcons verschwinden bei ScreenshotUpdate</text:p>
          </table:table-cell>
          <table:table-cell office:value-type="string" calcext:value-type="string">
            <text:p>Drucker Testen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table:style-name="Default"/>
          <table:table-cell office:value-type="string" calcext:value-type="string">
            <text:p>Server: Autoscreenshot ist OFF nach EXAM Ende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4">
          <table:table-cell table:style-name="Default" table:number-columns-repeated="2"/>
          <table:table-cell office:value-type="string" calcext:value-type="string">
            <text:p>Helligkeit nach Boot zu niedrig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4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table:number-columns-repeated="2"/>
          <table:table-cell table:style-name="ce19"/>
          <table:table-cell/>
          <table:table-cell table:style-name="Default"/>
          <table:table-cell table:number-columns-repeated="1019"/>
        </table:table-row>
        <table:table-row table:style-name="ro8">
          <table:table-cell table:style-name="ce19" office:value-type="string" calcext:value-type="string">
            <text:p>LockScreen, beim ersten mal abgelehnt weil Client als Teacher angenommen wird</text:p>
          </table:table-cell>
          <table:table-cell table:style-name="ce19" office:value-type="string" calcext:value-type="string">
            <text:p>Beim Hochfahren wird disk überprüft</text:p>
            <text:p>Dauert etwas</text:p>
          </table:table-cell>
          <table:table-cell table:style-name="ce19" office:value-type="string" calcext:value-type="string">
            <text:p>Life-update</text:p>
            <text:p>Button verändern zu in Bearbeitung Abbrechen etc.</text:p>
          </table:table-cell>
          <table:table-cell/>
          <table:table-cell table:style-name="Default"/>
          <table:table-cell table:number-columns-repeated="1019"/>
        </table:table-row>
        <table:table-row table:style-name="ro9">
          <table:table-cell/>
          <table:table-cell table:style-name="ce19" office:value-type="string" calcext:value-type="string">
            <text:p>Beim Ausschalten wird auf Eingabe gewartet &gt; bitte entfernen Sie das Wechselmedium</text:p>
          </table:table-cell>
          <table:table-cell table:style-name="ce19" office:value-type="string" calcext:value-type="string">
            <text:p>IP Adresse in Übersicht Teacher anzeigen</text:p>
          </table:table-cell>
          <table:table-cell/>
          <table:table-cell table:style-name="Default"/>
          <table:table-cell table:number-columns-repeated="1019"/>
        </table:table-row>
        <table:table-row table:style-name="ro11">
          <table:table-cell table:style-name="ce19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9" office:value-type="string" calcext:value-type="string">
            <text:p>App Auswahl höher etwas größer</text:p>
          </table:table-cell>
          <table:table-cell table:style-name="ce19" office:value-type="string" calcext:value-type="string">
            <text:p>Client: Message Box verbunden als Feedback</text:p>
            <text:p>Wird nach 5min automatisch ausgebelendet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table:style-name="ce19" office:value-type="string" calcext:value-type="string">
            <text:p><text:span text:style-name="T1">Server</text:span>: Client entfernen, Widget bleibt</text:p>
          </table:table-cell>
          <table:table-cell table:style-name="ce22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9" office:value-type="string" calcext:value-type="string">
            <text:p>Client Zombies rauswerfen</text:p>
          </table:table-cell>
          <table:table-cell/>
          <table:table-cell table:style-name="Default"/>
          <table:table-cell table:number-columns-repeated="1019"/>
        </table:table-row>
        <table:table-row table:style-name="ro9">
          <table:table-cell table:style-name="ce19" office:value-type="string" calcext:value-type="string">
            <text:p><text:span text:style-name="T1">Server</text:span>: Datei senden Filechooser </text:p>
            <text:p>Pfad zu Downloads fehlt</text:p>
          </table:table-cell>
          <table:table-cell table:style-name="ce19" office:value-type="string" calcext:value-type="string">
            <text:p>Teacher: Kdialog auf Notification umbessern</text:p>
          </table:table-cell>
          <table:table-cell table:style-name="ce19" office:value-type="string" calcext:value-type="string">
            <text:p>def openFileManager(path):</text:p>
            <text:p>korrekt?</text:p>
          </table:table-cell>
          <table:table-cell/>
          <table:table-cell table:style-name="Default"/>
          <table:table-cell table:number-columns-repeated="1019"/>
        </table:table-row>
        <table:table-row table:style-name="ro12">
          <table:table-cell table:style-name="ce19" office:value-type="string" calcext:value-type="string">
            <text:p>Doppelte Client anmeldung mit selben Namen …</text:p>
          </table:table-cell>
          <table:table-cell table:style-name="ce19" office:value-type="string" calcext:value-type="string">
            <text:p>Notification einheitliche Breite</text:p>
          </table:table-cell>
          <table:table-cell table:style-name="ce19" office:value-type="string" calcext:value-type="string">
            <text:p><text:span text:style-name="T1">Client</text:span>: Zeit ist vollkommen falsch</text:p>
            <text:p>Timedatectl</text:p>
            <text:p>Wir haben Europe/Vienna +2</text:p>
            <text:p>Timdatectl service gestartet, JA</text:p>
            <text:p>NTP Client verwenden? (ntp, chrony?)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12">
          <table:table-cell table:style-name="ce19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9" office:value-type="string" calcext:value-type="string">
            <text:p>Nach LockScreen / UN</text:p>
            <text:p>Löse Screenshot update au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table:style-name="ce19" office:value-type="string" calcext:value-type="string">
            <text:p><text:span text:style-name="T1">Server</text:span>: ProgfressBar ausblenden wenn done</text:p>
          </table:table-cell>
          <table:table-cell table:style-name="ce19" office:value-type="string" calcext:value-type="string">
            <text:p>Autoabgabe soll keinen Filemanager öffnen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3">
          <table:table-cell table:style-name="ce19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9" office:value-type="string" calcext:value-type="string">
            <text:p>Einige Apps werden noch doppelt angezeig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9">
          <table:table-cell table:style-name="ce19" office:value-type="string" calcext:value-type="string">
            <text:p><text:span text:style-name="T1">Server</text:span>:</text:p>
            <text:p>Unlock Screen Progressbar bleibt sichtbar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9">
          <table:table-cell table:style-name="ce19" office:value-type="string" calcext:value-type="string">
            <text:p><text:span text:style-name="T1">Server</text:span>: _onRemoveClient</text:p>
            <text:p>Verbindung trennen Fehler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9">
          <table:table-cell table:style-name="ce19" office:value-type="string" calcext:value-type="string">
            <text:p><text:span text:style-name="T1">Client</text:span>: Startet sich nicht neu wenn Server down ist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19" office:value-type="string" calcext:value-type="string">
            <text:p>Twisted Plugin hat sich auch global installiert &gt; ??? 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9">
          <table:table-cell table:style-name="ce19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19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19" office:value-type="string" calcext:value-type="string">
            <text:p><text:span text:style-name="T1">Server:</text:span> Unconnected Clients rauswerfen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9">
          <table:table-cell table:style-name="ce19" office:value-type="string" calcext:value-type="string">
            <text:p>Server: _updateListItemScreenshot</text:p>
            <text:p>Screenshot update will nicht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19" office:value-type="string" calcext:value-type="string">
            <text:p><text:span text:style-name="T1">Server</text:span>: Nach Abgabe Ordner öffnen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19" office:value-type="string" calcext:value-type="string">
            <text:p>Ab und zu OFFLINE von Client, warum?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 table:number-rows-repeated="103">
          <table:table-cell table:number-columns-repeated="4"/>
          <table:table-cell table:style-name="Default"/>
          <table:table-cell table:number-columns-repeated="1019"/>
        </table:table-row>
        <table:table-row table:style-name="ro4" table:number-rows-repeated="10484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unschliste" table:style-name="ta1">
        <table:table-column table:style-name="co4" table:default-cell-style-name="ce17"/>
        <table:table-column table:style-name="co5" table:default-cell-style-name="ce17"/>
        <table:table-row table:style-name="ro10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</table:table-row>
        <table:table-row table:style-name="ro10">
          <table:table-cell table:style-name="Default" office:value-type="string" calcext:value-type="string">
            <text:p>nur ein Button Exam starten/stoppen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 SmCn" svg:font-family="'Noto Sans Devanagari SmCn'" style:font-family-generic="system" style:font-pitch="variable"/>
    <style:font-face style:name="Noto Sans SemiCondensed" svg:font-family="'Noto Sans Semi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 style:data-style-name="N2" text:time-value="11:10:21.8994030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1-04-03T11:13:35.094950407</dc:date>
    <meta:editing-duration>PT7H50M28S</meta:editing-duration>
    <meta:editing-cycles>96</meta:editing-cycles>
    <meta:generator>LibreOffice/6.4.6.2$Linux_X86_64 LibreOffice_project/40$Build-2</meta:generator>
    <meta:document-statistic meta:table-count="2" meta:cell-count="56" meta:object-count="0"/>
    <meta:user-defined meta:name="qrichtext">1</meta:user-defined>
  </office:meta>
</office:document-meta>
</file>